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9F300000DF969F0231C.svm" manifest:media-type=""/>
  <manifest:file-entry manifest:full-path="Pictures/2000000100000153000000F286D453A3.svm" manifest:media-type=""/>
  <manifest:file-entry manifest:full-path="Pictures/20000001000001D100000129A37F3893.svm" manifest:media-type=""/>
  <manifest:file-entry manifest:full-path="Pictures/200000010000042D000001031E7CA185.svm" manifest:media-type=""/>
  <manifest:file-entry manifest:full-path="Pictures/200000010000093E000002B1FB7D2E5B.svm" manifest:media-type=""/>
  <manifest:file-entry manifest:full-path="Pictures/200000010000010F000000D85E522DB8.svm" manifest:media-type=""/>
  <manifest:file-entry manifest:full-path="Pictures/200000010000019B000000D85292B577.svm" manifest:media-type=""/>
  <manifest:file-entry manifest:full-path="Pictures/2000000100000192000000D85559165A.svm" manifest:media-type=""/>
  <manifest:file-entry manifest:full-path="Pictures/200000010000019F000000D83268335C.svm" manifest:media-type=""/>
  <manifest:file-entry manifest:full-path="Pictures/2000000100000196000000D8BAE64AA1.svm" manifest:media-type=""/>
  <manifest:file-entry manifest:full-path="Pictures/20000001000001CD000001292BF874FE.svm" manifest:media-type=""/>
  <manifest:file-entry manifest:full-path="Pictures/20000001000001CD0000012DBE74C9DE.svm" manifest:media-type=""/>
  <manifest:file-entry manifest:full-path="Pictures/2000000200000168000001876C7BEDB5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6cm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i_e=\frac{v_d}{2 r_e+2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=\SI{0}{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8§latex§\begin{align*}&#10;v_d&amp;=v_{b1}-v_{b2}\\&#10;v_{c1}&amp;=\frac{-\alpha R_C v_d}{2r_e +2 R_E}\\&#10;v_{c2}&amp;=\frac{+\alpha R_C v_d}{2r_e +2 R_E}\\&#10;v_o&amp;=v_{c2}-v_{c1}\\&#10;&amp;=\frac{\alpha R_C v_d}{r_e +R_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P5" style:family="paragraph">
      <style:paragraph-properties fo:text-align="end"/>
      <style:text-properties style:font-name="XB Tabriz" fo:font-size="9pt" style:font-size-asian="9pt" style:font-name-complex="XB Tabriz" style:font-size-complex="9pt"/>
    </style:style>
    <style:style style:name="T1" style:family="text">
      <style:text-properties style:font-name="XB Tabriz" fo:font-size="12pt" style:font-size-asian="12pt" style:font-name-complex="XB Tabriz" style:font-size-complex="12pt"/>
    </style:style>
    <style:style style:name="T2" style:family="text">
      <style:text-properties style:font-name="XB Tabriz" fo:font-size="9pt" style:font-size-asian="9pt" style:font-name-complex="XB Tabriz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377cm" svg:height="5.841cm" svg:x="3.812cm" svg:y="0.254cm">
          <draw:image xlink:href="Pictures/2000000200000168000001876C7BEDB5.eps" xlink:type="simple" xlink:show="embed" xlink:actuate="onLoad">
            <text:p/>
          </draw:image>
          <draw:glue-point draw:id="4" svg:x="-3.498cm" svg:y="-4.528cm"/>
          <draw:glue-point draw:id="5" svg:x="-0.544cm" svg:y="3.473cm"/>
        </draw:frame>
        <draw:path draw:style-name="gr2" draw:text-style-name="P2" draw:layer="layout" svg:width="1.988cm" svg:height="0.792cm" svg:x="5.535cm" svg:y="2.622cm" svg:viewBox="0 0 1989 793" svg:d="M1988 0c1 11 1 21 1 32 0 431-431 761-995 761s-994-330-994-761c0-11 0-21 1-32">
          <text:p/>
        </draw:path>
        <draw:line draw:style-name="gr3" draw:text-style-name="P2" draw:layer="layout" svg:x1="7.524cm" svg:y1="2.676cm" svg:x2="7.536cm" svg:y2="2.569cm">
          <text:p/>
        </draw:line>
        <draw:line draw:style-name="gr3" draw:text-style-name="P1" draw:layer="layout" svg:x1="6.593cm" svg:y1="4.381cm" svg:x2="6.593cm" svg:y2="4.844cm">
          <text:p/>
        </draw:line>
        <draw:frame draw:style-name="gr4" draw:text-style-name="P4" xml:id="id1" draw:id="id1" draw:layer="layout" svg:width="2.923cm" svg:height="2.246cm" svg:x="8.865cm" svg:y="3.723cm">
          <draw:text-box>
            <text:p><text:span text:style-name="T1">لامحدود مزاحمت</text:span></text:p>
            <text:p text:style-name="P3"><text:span text:style-name="T1">کی بنا پر اشاراتی</text:span></text:p>
            <text:p text:style-name="P3"><text:span text:style-name="T1">برقی رو ممکن نہیں</text:span></text:p>
          </draw:text-box>
        </draw:frame>
        <draw:connector draw:style-name="gr3" draw:text-style-name="P1" draw:layer="layout" draw:type="curve" svg:x1="8.865cm" svg:y1="4.846cm" svg:x2="8.02cm" svg:y2="4.592cm" draw:start-shape="id1" draw:start-glue-point="3" draw:end-shape="id2" draw:end-glue-point="1" svg:d="M8865 4846c-633 0-211-254-845-254" svg:viewBox="0 0 846 255">
          <text:p/>
        </draw:connector>
        <draw:frame draw:style-name="gr4" draw:text-style-name="P4" xml:id="id3" draw:id="id3" draw:layer="layout" svg:width="3.427cm" svg:height="1.581cm" svg:x="0.248cm" svg:y="3.876cm">
          <draw:text-box>
            <text:p text:style-name="P3"><text:span text:style-name="T1">لامحدود مزاحمت والی</text:span></text:p>
            <text:p text:style-name="P3"><text:span text:style-name="T1">منبع رو</text:span></text:p>
          </draw:text-box>
        </draw:frame>
        <draw:connector draw:style-name="gr3" draw:text-style-name="P1" draw:layer="layout" draw:type="curve" draw:line-skew="-4.529cm -1.406cm" svg:x1="3.675cm" svg:y1="4.666cm" svg:x2="6.208cm" svg:y2="5.202cm" draw:start-shape="id3" draw:start-glue-point="1" draw:end-shape="id4" draw:end-glue-point="5" svg:d="M3675 4666c2227 0 1855 262 1932 391s601 126 601 145" svg:viewBox="0 0 2534 537">
          <text:p/>
        </draw:connector>
        <draw:line draw:style-name="gr3" draw:text-style-name="P1" draw:layer="layout" svg:x1="5.107cm" svg:y1="0.587cm" svg:x2="5.107cm" svg:y2="1.211cm">
          <text:p/>
        </draw:line>
        <draw:line draw:style-name="gr3" draw:text-style-name="P1" draw:layer="layout" svg:x1="7.81cm" svg:y1="1.211cm" svg:x2="7.81cm" svg:y2="0.587cm">
          <text:p/>
        </draw:line>
        <draw:frame draw:style-name="gr5" draw:text-style-name="P5" xml:id="id5" draw:id="id5" draw:layer="layout" svg:width="3.226cm" svg:height="1.251cm" svg:x="0.16cm" svg:y="1.212cm">
          <draw:text-box>
            <text:p text:style-name="P3"><text:span text:style-name="T2">منبع دباو کو اشاراتی زمین</text:span></text:p>
            <text:p text:style-name="P3"><text:span text:style-name="T2">تصور کریں</text:span></text:p>
          </draw:text-box>
        </draw:frame>
        <draw:connector draw:style-name="gr3" draw:text-style-name="P1" draw:layer="layout" draw:type="curve" draw:line-skew="0.926cm" svg:x1="1.773cm" svg:y1="1.212cm" svg:x2="4.62cm" svg:y2="0.53cm" draw:start-shape="id5" draw:start-glue-point="0" draw:end-shape="id4" draw:end-glue-point="4" svg:d="M1773 1212c0-798 2847-457 2847-682" svg:viewBox="0 0 2848 683">
          <text:p/>
        </draw:connector>
        <draw:frame draw:style-name="gr6" draw:text-style-name="P1" draw:layer="layout" svg:width="0.552cm" svg:height="0.36cm" svg:x="4.023cm" svg:y="0.89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8.27cm" svg:y="0.899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552cm" svg:height="0.355cm" svg:x="5.231cm" svg:y="0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552cm" svg:height="0.355cm" svg:x="7.105cm" svg:y="0.722cm">
          <draw:image xlink:href="Pictures/20000001000001CD000001292BF874FE.svm" xlink:type="simple" xlink:show="embed" xlink:actuate="onLoad">
            <text:p/>
          </draw:image>
        </draw:frame>
        <draw:frame draw:style-name="gr8" draw:text-style-name="P1" draw:layer="layout" svg:width="0.486cm" svg:height="0.258cm" svg:x="3.811cm" svg:y="1.55cm">
          <draw:image xlink:href="Pictures/2000000100000196000000D8BAE64AA1.svm" xlink:type="simple" xlink:show="embed" xlink:actuate="onLoad">
            <text:p/>
          </draw:image>
        </draw:frame>
        <draw:frame draw:style-name="gr9" draw:text-style-name="P1" draw:layer="layout" svg:width="0.497cm" svg:height="0.258cm" svg:x="8.663cm" svg:y="1.55cm">
          <draw:image xlink:href="Pictures/200000010000019F000000D83268335C.svm" xlink:type="simple" xlink:show="embed" xlink:actuate="onLoad">
            <text:p/>
          </draw:image>
        </draw:frame>
        <draw:frame draw:style-name="gr10" draw:text-style-name="P1" draw:layer="layout" svg:width="0.481cm" svg:height="0.258cm" svg:x="3.293cm" svg:y="2.425cm">
          <draw:image xlink:href="Pictures/2000000100000192000000D85559165A.svm" xlink:type="simple" xlink:show="embed" xlink:actuate="onLoad">
            <text:p/>
          </draw:image>
        </draw:frame>
        <draw:frame draw:style-name="gr11" draw:text-style-name="P1" draw:layer="layout" svg:width="0.492cm" svg:height="0.258cm" svg:x="9.195cm" svg:y="2.425cm">
          <draw:image xlink:href="Pictures/200000010000019B000000D85292B577.svm" xlink:type="simple" xlink:show="embed" xlink:actuate="onLoad">
            <text:p/>
          </draw:image>
        </draw:frame>
        <draw:frame draw:style-name="gr12" draw:text-style-name="P1" draw:layer="layout" svg:width="0.324cm" svg:height="0.258cm" svg:x="5.316cm" svg:y="3.295cm">
          <draw:image xlink:href="Pictures/200000010000010F000000D85E522DB8.svm" xlink:type="simple" xlink:show="embed" xlink:actuate="onLoad">
            <text:p/>
          </draw:image>
        </draw:frame>
        <draw:frame draw:style-name="gr12" draw:text-style-name="P1" draw:layer="layout" svg:width="0.324cm" svg:height="0.258cm" svg:x="7.314cm" svg:y="3.295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1.892cm" svg:height="0.55cm" svg:x="5.406cm" svg:y="2.132cm">
          <draw:image xlink:href="Pictures/200000010000093E000002B1FB7D2E5B.svm" xlink:type="simple" xlink:show="embed" xlink:actuate="onLoad">
            <text:p/>
          </draw:image>
        </draw:frame>
        <draw:frame draw:style-name="gr14" draw:text-style-name="P1" draw:layer="layout" svg:width="0.557cm" svg:height="0.355cm" svg:x="4.071cm" svg:y="3.616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557cm" svg:height="0.355cm" svg:x="8.317cm" svg:y="3.616cm">
          <draw:image xlink:href="Pictures/20000001000001D100000129A37F3893.svm" xlink:type="simple" xlink:show="embed" xlink:actuate="onLoad">
            <text:p/>
          </draw:image>
        </draw:frame>
        <draw:frame draw:style-name="gr15" draw:text-style-name="P1" xml:id="id2" draw:id="id2" draw:layer="layout" svg:width="1.282cm" svg:height="0.31cm" svg:x="6.738cm" svg:y="4.437cm">
          <draw:image xlink:href="Pictures/200000010000042D000001031E7CA185.svm" xlink:type="simple" xlink:show="embed" xlink:actuate="onLoad">
            <text:p/>
          </draw:image>
        </draw:frame>
        <draw:frame draw:style-name="gr16" draw:text-style-name="P1" draw:layer="layout" svg:width="0.406cm" svg:height="0.289cm" svg:x="6.819cm" svg:y="5.069cm">
          <draw:image xlink:href="Pictures/2000000100000153000000F286D453A3.svm" xlink:type="simple" xlink:show="embed" xlink:actuate="onLoad">
            <text:p/>
          </draw:image>
        </draw:frame>
        <draw:frame draw:style-name="gr17" draw:text-style-name="P1" draw:layer="layout" svg:width="2.037cm" svg:height="2.861cm" svg:x="10.524cm" svg:y="0.411cm">
          <draw:image xlink:href="Pictures/20000001000009F300000DF969F023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1:19:09.720441125</dc:date>
    <meta:editing-duration>PT59M8S</meta:editing-duration>
    <meta:editing-cycles>6</meta:editing-cycles>
    <meta:generator>LibreOffice/4.2.8.2$Linux_x86 LibreOffice_project/420m0$Build-2</meta:generator>
    <meta:document-statistic meta:object-count="28"/>
  </office:meta>
</office:document-meta>
</file>